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Logos_20_ItalicText"><text:span text:style-name="T1">Center Text</text:span></text:span></text:p>
      <text:p text:style-name="P2"><text:span text:style-name="Logos_20_ItalicText"><text:span text:style-name="T1">Align Left</text:span></text:span></text:p>
      <text:p text:style-name="P3"><text:span text:style-name="Logos_20_ItalicText"><text:span text:style-name="T1">Align Right</text:span></text:span></text:p>
      <text:p text:style-name="P4"><text:span text:style-name="Logos_20_ItalicText"><text:span text:style-name="T1">Justified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ogos_20_ItalicText" style:display-name="Logos ItalicText" style:family="text">
      <style:text-properties fo:font-style="italic" fo:background-color="transparent" style:font-size-asian="10.5pt"/>
    </style:style>
    <style:style style:name="Caption_20_characters" style:display-name="Caption character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Daniel Holmlund</meta:initial-creator>
    <meta:creation-date>2008-05-09T13:24:41</meta:creation-date>
    <dc:creator>Daniel Holmlund</dc:creator>
    <dc:date>2008-05-09T13:26:54</dc:date>
    <meta:editing-cycles>2</meta:editing-cycles>
    <meta:editing-duration>PT2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7" meta:character-count="41"/>
  </office:meta>
</office:document-meta>
</file>